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4.1cm"/>
    </style:style>
    <style:style style:name="gr2" style:family="graphic" style:parent-style-name="standard">
      <style:graphic-properties draw:textarea-horizontal-align="justify" draw:textarea-vertical-align="middle" draw:auto-grow-height="false" fo:min-height="1.362cm" fo:min-width="3.885cm"/>
    </style:style>
    <style:style style:name="gr3" style:family="graphic" style:parent-style-name="Arrow_20_Line">
      <style:graphic-properties draw:textarea-vertical-align="middle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  <style:paragraph-properties style:writing-mode="lr-tb"/>
    </style:style>
    <style:style style:name="gr5" style:family="graphic" style:parent-style-name="Arrow_20_Line" style:list-style-name="L2">
      <style:graphic-properties draw:textarea-vertical-align="middle" draw:line-distance="0.623cm" draw:placing="below"/>
      <style:paragraph-properties style:writing-mode="lr-tb"/>
    </style:style>
    <style:style style:name="gr6" style:family="graphic" style:parent-style-name="Arrow_20_Line" style:list-style-name="L2">
      <style:graphic-properties draw:textarea-vertical-align="middle" draw:line-distance="0.688cm" draw:placing="below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26cm" svg:height="4.195cm" draw:transform="skewX (0.0979129710368819) rotate (0.516442925665122) translate (4.76cm 7.701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964cm" svg:height="2.559cm" draw:transform="skewX (0.284314135149876) rotate (-1.5700981950941) translate (16.997cm 3.815cm)">
          <text:p/>
          <draw:enhanced-geometry svg:viewBox="0 0 21600 21600" draw:mirror-horizontal="false" draw:mirror-vertic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measure draw:style-name="gr3" draw:text-style-name="P3" draw:layer="measurelines" svg:x1="6.411cm" svg:y1="4.667cm" svg:x2="11.491cm" svg:y2="4.667cm">
          <text:p text:style-name="P2"><text:span text:style-name="T1">Ay</text:span></text:p>
        </draw:measure>
        <draw:measure draw:style-name="gr3" draw:text-style-name="P3" draw:layer="measurelines" svg:x1="5.411cm" svg:y1="3.805cm" svg:x2="5.411cm" svg:y2="6.726cm">
          <text:p text:style-name="P3">Az</text:p>
        </draw:measure>
        <draw:measure draw:style-name="gr3" draw:text-style-name="P3" draw:layer="measurelines" svg:x1="14.311cm" svg:y1="3.27cm" svg:x2="16.978cm" svg:y2="3.27cm">
          <text:p text:style-name="P2"><text:span text:style-name="T1">By</text:span></text:p>
        </draw:measure>
        <draw:measure draw:style-name="gr3" draw:text-style-name="P3" draw:layer="measurelines" svg:x1="13.322cm" svg:y1="3.032cm" svg:x2="13.322cm" svg:y2="5.572cm">
          <text:p text:style-name="P2"><text:span text:style-name="T1"><text:measure text:kind="gap"/></text:span><text:span text:style-name="T1">Bz</text:span></text:p>
        </draw:measure>
        <draw:custom-shape draw:style-name="gr4" draw:text-style-name="P4" draw:layer="layout" svg:width="0.508cm" svg:height="0.508cm" svg:x="8.467cm" svg:y="5.202cm">
          <text:p text:style-name="P3">Ax (1)</text:p>
          <text:p text:style-name="P3"/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8cm" svg:height="0.508cm" svg:x="15.351cm" svg:y="4.302cm">
          <text:p text:style-name="P3">Bx (<text:span text:style-name="T2">ɸ)</text:span></text:p>
          <text:p text:style-name="P3"><text:span text:style-name="T2"/></text:p>
          <text:p text:style-name="P3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" draw:text-style-name="P5" draw:layer="measurelines" svg:x1="6.283cm" svg:y1="11.582cm" svg:x2="11.49cm" svg:y2="8.534cm">
          <text:p text:style-name="P5"><text:span text:style-name="T3">Aw </text:span><text:span text:style-name="T1">(</text:span><text:span text:style-name="T4">ɸ)</text:span></text:p>
        </draw:measure>
        <draw:measure draw:style-name="gr6" draw:text-style-name="P5" draw:layer="measurelines" svg:x1="14.335cm" svg:y1="10.652cm" svg:x2="17.002cm" svg:y2="8.239cm">
          <text:p text:style-name="P5"><text:span text:style-name="T1">Bw (1)</text:span></text:p>
        </draw:measure>
        <draw:frame draw:style-name="gr7" draw:text-style-name="P7" draw:layer="layout" svg:width="5.969cm" svg:height="4.517cm" svg:x="7.223cm" svg:y="16.494cm">
          <draw:text-box>
            <text:p text:style-name="P6"><text:span text:style-name="T3">Ax : Bx = 1+</text:span><text:span text:style-name="T5">ɸ : 1</text:span></text:p>
            <text:p text:style-name="P6"><text:span text:style-name="T5">tan(.3</text:span><text:span text:style-name="T6">π</text:span><text:span text:style-name="T7">) = Ax/1</text:span></text:p>
            <text:p text:style-name="P6"><text:span text:style-name="T7">tan(.4</text:span><text:span text:style-name="T6">π</text:span><text:span text:style-name="T7">) = </text:span><text:span text:style-name="T5">ɸ/Bx</text:span></text:p>
            <text:p text:style-name="P6"><text:span text:style-name="T5">Ax^2 + Ay^2 = ɸ^2</text:span></text:p>
            <text:p text:style-name="P6"><text:span text:style-name="T5">Bx^2 + By^2 = 1</text:span></text:p>
            <text:p text:style-name="P6"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0T15:12:37.111848556</meta:creation-date>
    <dc:date>2025-03-26T14:35:58.656809699</dc:date>
    <meta:editing-duration>P5DT20H2M26S</meta:editing-duration>
    <meta:editing-cycles>2</meta:editing-cycles>
    <meta:generator>LibreOffice/6.4.7.2$Linux_X86_64 LibreOffice_project/40$Build-2</meta:generator>
    <meta:document-statistic meta:object-count="11"/>
  </office:meta>
</office:document-meta>
</file>